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4.35cm" fo:min-width="5.3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3300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3" draw:layer="layout" svg:width="4.5cm" svg:height="0.5cm" svg:x="2.2cm" svg:y="2.8cm">
          <draw:text-box>
            <text:p text:style-name="P1"><text:span text:style-name="T2">Time offset</text:span></text:p>
          </draw:text-box>
        </draw:frame>
        <draw:frame draw:style-name="gr2" draw:text-style-name="P3" draw:layer="layout" svg:width="4.5cm" svg:height="0.5cm" svg:x="2.2cm" svg:y="4.3cm">
          <draw:text-box>
            <text:p text:style-name="P1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8cm">
          <draw:text-box>
            <text:p text:style-name="P1"><text:span text:style-name="T3">Client address</text:span></text:p>
          </draw:text-box>
        </draw:frame>
        <draw:frame draw:style-name="gr2" draw:text-style-name="P3" draw:layer="layout" svg:width="4.5cm" svg:height="0.5cm" svg:x="2.2cm" svg:y="5.3cm">
          <draw:text-box>
            <text:p text:style-name="P1"><text:span text:style-name="T2">Transaction ID</text:span></text:p>
          </draw:text-box>
        </draw:frame>
        <draw:frame draw:style-name="gr2" draw:text-style-name="P3" draw:layer="layout" svg:width="4.5cm" svg:height="0.5cm" svg:x="2.2cm" svg:y="4.8cm">
          <draw:text-box>
            <text:p text:style-name="P1"><text:span text:style-name="T2">Client hoplimit</text:span></text:p>
          </draw:text-box>
        </draw:frame>
        <draw:frame draw:style-name="gr2" draw:text-style-name="P5" draw:layer="layout" svg:width="4.5cm" svg:height="0.5cm" svg:x="2.2cm" svg:y="3.3cm">
          <draw:text-box>
            <text:p text:style-name="P1"><text:span text:style-name="T4">Response delay</text:span></text:p>
          </draw:text-box>
        </draw:frame>
        <draw:frame draw:style-name="gr2" draw:text-style-name="P3" xml:id="id28" draw:id="id28" draw:layer="layout" svg:width="4.5cm" svg:height="0.5cm" svg:x="2.2cm" svg:y="5.8cm">
          <draw:text-box>
            <text:p text:style-name="P1"><text:span text:style-name="T2">Query signature</text:span></text:p>
          </draw:text-box>
        </draw:frame>
        <draw:frame draw:style-name="gr3" draw:text-style-name="P6" draw:layer="layout" svg:width="4.5cm" svg:height="2.7cm" svg:x="2.2cm" svg:y="7.3cm">
          <draw:text-box>
            <text:p text:style-name="P1"><text:span text:style-name="T5">Extra query info</text:span></text:p>
          </draw:text-box>
        </draw:frame>
        <draw:frame draw:style-name="gr2" draw:text-style-name="P6" xml:id="id19" draw:id="id19" draw:layer="layout" svg:width="3.3cm" svg:height="0.5cm" svg:x="3.4cm" svg:y="8cm">
          <draw:text-box>
            <text:p text:style-name="P1"><text:span text:style-name="T5">Question</text:span></text:p>
          </draw:text-box>
        </draw:frame>
        <draw:frame draw:style-name="gr2" draw:text-style-name="P6" xml:id="id21" draw:id="id21" draw:layer="layout" svg:width="3.3cm" svg:height="0.5cm" svg:x="3.4cm" svg:y="8.5cm">
          <draw:text-box>
            <text:p text:style-name="P1"><text:span text:style-name="T5">Answer</text:span></text:p>
          </draw:text-box>
        </draw:frame>
        <draw:frame draw:style-name="gr2" draw:text-style-name="P6" xml:id="id23" draw:id="id23" draw:layer="layout" svg:width="3.3cm" svg:height="0.5cm" svg:x="3.4cm" svg:y="9cm">
          <draw:text-box>
            <text:p text:style-name="P1"><text:span text:style-name="T5">Authority</text:span></text:p>
          </draw:text-box>
        </draw:frame>
        <draw:frame draw:style-name="gr2" draw:text-style-name="P6" xml:id="id24" draw:id="id24" draw:layer="layout" svg:width="3.3cm" svg:height="0.5cm" svg:x="3.4cm" svg:y="9.5cm">
          <draw:text-box>
            <text:p text:style-name="P1"><text:span text:style-name="T5">Additional</text:span></text:p>
          </draw:text-box>
        </draw:frame>
        <draw:frame draw:style-name="gr3" draw:text-style-name="P6" draw:layer="layout" svg:width="4.5cm" svg:height="2.2cm" svg:x="2.2cm" svg:y="10cm">
          <draw:text-box>
            <text:p text:style-name="P1"><text:span text:style-name="T5">Extra response info</text:span></text:p>
          </draw:text-box>
        </draw:frame>
        <draw:frame draw:style-name="gr2" draw:text-style-name="P6" xml:id="id25" draw:id="id25" draw:layer="layout" svg:width="3.3cm" svg:height="0.5cm" svg:x="3.4cm" svg:y="10.7cm">
          <draw:text-box>
            <text:p text:style-name="P1"><text:span text:style-name="T5">Answer</text:span></text:p>
          </draw:text-box>
        </draw:frame>
        <draw:frame draw:style-name="gr2" draw:text-style-name="P6" xml:id="id26" draw:id="id26" draw:layer="layout" svg:width="3.3cm" svg:height="0.5cm" svg:x="3.4cm" svg:y="11.2cm">
          <draw:text-box>
            <text:p text:style-name="P1"><text:span text:style-name="T5">Authority</text:span></text:p>
          </draw:text-box>
        </draw:frame>
        <draw:frame draw:style-name="gr2" draw:text-style-name="P6" xml:id="id27" draw:id="id27" draw:layer="layout" svg:width="3.3cm" svg:height="0.5cm" svg:x="3.4cm" svg:y="11.7cm">
          <draw:text-box>
            <text:p text:style-name="P1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3" draw:layer="layout" svg:width="4.5cm" svg:height="0.5cm" svg:x="23.359cm" svg:y="13.301cm">
            <draw:text-box>
              <text:p text:style-name="P1"><text:span text:style-name="T2">Class</text:span></text:p>
            </draw:text-box>
          </draw:frame>
          <draw:frame draw:style-name="gr2" draw:text-style-name="P3" draw:layer="layout" svg:width="4.5cm" svg:height="0.5cm" svg:x="23.359cm" svg:y="13.801cm">
            <draw:text-box>
              <text:p text:style-name="P1"><text:span text:style-name="T2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3" xml:id="id3" draw:id="id3" draw:layer="layout" svg:width="4.5cm" svg:height="0.5cm" svg:x="10.922cm" svg:y="16.783cm">
          <draw:text-box>
            <text:p text:style-name="P1"><text:span text:style-name="T2">Question*</text:span></text:p>
          </draw:text-box>
        </draw:frame>
        <draw:frame draw:style-name="gr1" draw:text-style-name="P2" xml:id="id4" draw:id="id4" draw:layer="layout" svg:width="4.5cm" svg:height="0.806cm" svg:x="17cm" svg:y="15.296cm">
          <draw:text-box>
            <text:p text:style-name="P1"><text:span text:style-name="T1">Question table</text:span></text:p>
          </draw:text-box>
        </draw:frame>
        <draw:frame draw:style-name="gr2" draw:text-style-name="P3" xml:id="id10" draw:id="id10" draw:layer="layout" svg:width="4.5cm" svg:height="0.5cm" svg:x="17cm" svg:y="16.1cm">
          <draw:text-box>
            <text:p text:style-name="P1"><text:span text:style-name="T2">Name</text:span></text:p>
          </draw:text-box>
        </draw:frame>
        <draw:frame draw:style-name="gr2" draw:text-style-name="P3" xml:id="id14" draw:id="id14" draw:layer="layout" svg:width="4.5cm" svg:height="0.5cm" svg:x="17cm" svg:y="16.6cm">
          <draw:text-box>
            <text:p text:style-name="P1"><text:span text:style-name="T2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3" xml:id="id1" draw:id="id1" draw:layer="layout" svg:width="4.5cm" svg:height="0.5cm" svg:x="10.898cm" svg:y="18.51cm">
          <draw:text-box>
            <text:p text:style-name="P1"><text:span text:style-name="T2">RR*</text:span></text:p>
          </draw:text-box>
        </draw:frame>
        <draw:frame draw:style-name="gr1" draw:text-style-name="P2" xml:id="id2" draw:id="id2" draw:layer="layout" svg:width="4.5cm" svg:height="0.806cm" svg:x="16.9cm" svg:y="17.896cm">
          <draw:text-box>
            <text:p text:style-name="P1"><text:span text:style-name="T1">RR table</text:span></text:p>
          </draw:text-box>
        </draw:frame>
        <draw:frame draw:style-name="gr2" draw:text-style-name="P3" xml:id="id11" draw:id="id11" draw:layer="layout" svg:width="4.5cm" svg:height="0.5cm" svg:x="16.9cm" svg:y="18.7cm">
          <draw:text-box>
            <text:p text:style-name="P1"><text:span text:style-name="T2">Name</text:span></text:p>
          </draw:text-box>
        </draw:frame>
        <draw:frame draw:style-name="gr2" draw:text-style-name="P3" xml:id="id16" draw:id="id16" draw:layer="layout" svg:width="4.5cm" svg:height="0.5cm" svg:x="16.9cm" svg:y="19.2cm">
          <draw:text-box>
            <text:p text:style-name="P1"><text:span text:style-name="T2">Class/type</text:span></text:p>
          </draw:text-box>
        </draw:frame>
        <draw:frame draw:style-name="gr2" draw:text-style-name="P3" draw:layer="layout" svg:width="4.5cm" svg:height="0.5cm" svg:x="16.9cm" svg:y="19.701cm">
          <draw:text-box>
            <text:p text:style-name="P1"><text:span text:style-name="T2">TTL</text:span></text:p>
          </draw:text-box>
        </draw:frame>
        <draw:frame draw:style-name="gr2" draw:text-style-name="P3" xml:id="id13" draw:id="id13" draw:layer="layout" svg:width="4.5cm" svg:height="0.5cm" svg:x="16.9cm" svg:y="20.203cm">
          <draw:text-box>
            <text:p text:style-name="P1"><text:span text:style-name="T2">RDATA</text:span></text:p>
          </draw:text-box>
        </draw:frame>
        <draw:custom-shape draw:style-name="gr4" draw:text-style-name="P7" draw:layer="layout" svg:width="5.9cm" svg:height="4.7cm" svg:x="1.1cm" svg:y="14.9cm">
          <text:p text:style-name="P1"><text:span text:style-name="T6">Key</text:span></text:p>
          <text:p text:style-name="P1"><text:span text:style-name="T7"/></text:p>
          <text:p text:style-name="P1"><text:span text:style-name="T8">Not present if data not available</text:span></text:p>
          <text:p text:style-name="P1"><text:span text:style-name="T7"/></text:p>
          <text:p text:style-name="P1"><text:span text:style-name="T9">Optional data, not present unless collection configur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cm" svg:height="0.5cm" svg:x="2.2cm" svg:y="6.8cm">
          <draw:text-box>
            <text:p text:style-name="P1"><text:span text:style-name="T4">Response size</text:span></text:p>
          </draw:text-box>
        </draw:frame>
        <draw:frame draw:style-name="gr2" draw:text-style-name="P5" draw:layer="layout" svg:width="4.5cm" svg:height="0.5cm" svg:x="10.9cm" svg:y="10.905cm">
          <draw:text-box>
            <text:p text:style-name="P1"><text:span text:style-name="T4">Query QD count</text:span></text:p>
          </draw:text-box>
        </draw:frame>
        <draw:frame draw:style-name="gr2" draw:text-style-name="P5" xml:id="id18" draw:id="id18" draw:layer="layout" svg:width="4.5cm" svg:height="0.5cm" svg:x="10.9cm" svg:y="10.405cm">
          <draw:text-box>
            <text:p text:style-name="P1"><text:span text:style-name="T4">Query class/type</text:span></text:p>
          </draw:text-box>
        </draw:frame>
        <draw:frame draw:style-name="gr2" draw:text-style-name="P5" draw:layer="layout" svg:width="4.5cm" svg:height="0.5cm" svg:x="10.9cm" svg:y="11.405cm">
          <draw:text-box>
            <text:p text:style-name="P1"><text:span text:style-name="T4">Query AN count</text:span></text:p>
          </draw:text-box>
        </draw:frame>
        <draw:frame draw:style-name="gr2" draw:text-style-name="P5" draw:layer="layout" svg:width="4.5cm" svg:height="0.5cm" svg:x="10.9cm" svg:y="11.905cm">
          <draw:text-box>
            <text:p text:style-name="P1"><text:span text:style-name="T4">Query AR count</text:span></text:p>
          </draw:text-box>
        </draw:frame>
        <draw:frame draw:style-name="gr2" draw:text-style-name="P5" draw:layer="layout" svg:width="4.5cm" svg:height="0.5cm" svg:x="10.9cm" svg:y="12.405cm">
          <draw:text-box>
            <text:p text:style-name="P1"><text:span text:style-name="T4">Query NS count</text:span></text:p>
          </draw:text-box>
        </draw:frame>
        <draw:frame draw:style-name="gr2" draw:text-style-name="P5" draw:layer="layout" svg:width="4.5cm" svg:height="0.5cm" svg:x="10.9cm" svg:y="9.905cm">
          <draw:text-box>
            <text:p text:style-name="P1"><text:span text:style-name="T4">Query RCODE</text:span></text:p>
          </draw:text-box>
        </draw:frame>
        <draw:frame draw:style-name="gr2" draw:text-style-name="P5" draw:layer="layout" svg:width="4.5cm" svg:height="0.5cm" svg:x="10.9cm" svg:y="14.405cm">
          <draw:text-box>
            <text:p text:style-name="P1"><text:span text:style-name="T4">Response RCODE</text:span></text:p>
          </draw:text-box>
        </draw:frame>
        <draw:frame draw:style-name="gr2" draw:text-style-name="P5" draw:layer="layout" svg:width="4.5cm" svg:height="0.5cm" svg:x="10.9cm" svg:y="8.905cm">
          <draw:text-box>
            <text:p text:style-name="P1"><text:span text:style-name="T4">Query OPCODE</text:span></text:p>
          </draw:text-box>
        </draw:frame>
        <draw:frame draw:style-name="gr2" draw:text-style-name="P5" draw:layer="layout" svg:width="4.5cm" svg:height="0.5cm" svg:x="10.9cm" svg:y="12.905cm">
          <draw:text-box>
            <text:p text:style-name="P1"><text:span text:style-name="T4">Query EDNS version</text:span></text:p>
          </draw:text-box>
        </draw:frame>
        <draw:frame draw:style-name="gr2" draw:text-style-name="P5" xml:id="id8" draw:id="id8" draw:layer="layout" svg:width="4.5cm" svg:height="0.5cm" svg:x="10.9cm" svg:y="13.905cm">
          <draw:text-box>
            <text:p text:style-name="P1"><text:span text:style-name="T4">Query Opt RDATA</text:span></text:p>
          </draw:text-box>
        </draw:frame>
        <draw:frame draw:style-name="gr2" draw:text-style-name="P5" draw:layer="layout" svg:width="4.5cm" svg:height="0.5cm" svg:x="10.9cm" svg:y="13.405cm">
          <draw:text-box>
            <text:p text:style-name="P1"><text:span text:style-name="T4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3" draw:layer="layout" svg:width="4.5cm" svg:height="1.2cm" svg:x="23.3cm" svg:y="2.8cm">
          <draw:text-box>
            <text:p text:style-name="P1"><text:span text:style-name="T2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3" draw:layer="layout" svg:width="4.5cm" svg:height="0.5cm" svg:x="23.301cm" svg:y="5.597cm">
          <draw:text-box>
            <text:p text:style-name="P1"><text:span text:style-name="T2">Name/RDATA*</text:span></text:p>
          </draw:text-box>
        </draw:frame>
        <draw:connector draw:style-name="gr5" draw:text-style-name="P8" draw:layer="layout" svg:x1="15.398cm" svg:y1="18.76cm" svg:x2="16.9cm" svg:y2="18.299cm" draw:start-shape="id1" draw:start-glue-point="1" draw:end-shape="id2" draw:end-glue-point="3" svg:d="M15398 18760h751v-461h751" svg:viewBox="0 0 1503 462">
          <text:p/>
        </draw:connector>
        <draw:connector draw:style-name="gr5" draw:text-style-name="P8" draw:layer="layout" svg:x1="15.422cm" svg:y1="17.033cm" svg:x2="17cm" svg:y2="15.699cm" draw:start-shape="id3" draw:start-glue-point="1" draw:end-shape="id4" draw:end-glue-point="3" svg:d="M15422 17033h789v-1334h789" svg:viewBox="0 0 1579 1335">
          <text:p/>
        </draw:connector>
        <draw:frame draw:style-name="gr2" draw:text-style-name="P5" xml:id="id17" draw:id="id17" draw:layer="layout" svg:width="4.5cm" svg:height="0.5cm" svg:x="2.2cm" svg:y="6.3cm">
          <draw:text-box>
            <text:p text:style-name="P1"><text:span text:style-name="T4">Query name</text:span></text:p>
          </draw:text-box>
        </draw:frame>
        <draw:connector draw:style-name="gr5" draw:text-style-name="P8" draw:layer="layout" svg:x1="6.7cm" svg:y1="4.05cm" svg:x2="23.3cm" svg:y2="2.046cm" draw:start-shape="id5" draw:start-glue-point="1" draw:end-shape="id6" draw:end-glue-point="3" svg:d="M6700 4050h8300v-2004h8300" svg:viewBox="0 0 16601 200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8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8" xml:id="id12" draw:id="id12" draw:layer="layout" svg:x1="21.5cm" svg:y1="16.35cm" svg:x2="23.3cm" svg:y2="5.046cm" draw:start-shape="id10" draw:start-glue-point="1" draw:end-shape="id9" draw:end-glue-point="3" svg:d="M21500 16350h900v-11304h900" svg:viewBox="0 0 1801 11305">
          <text:p/>
        </draw:connector>
        <draw:connector draw:style-name="gr6" draw:text-style-name="P1" draw:layer="layout" svg:x1="21.4cm" svg:y1="18.95cm" svg:x2="22.4cm" svg:y2="10.698cm" draw:start-shape="id11" draw:start-glue-point="1" draw:end-shape="id12" draw:end-glue-point="0" svg:d="M21400 18950h1000v-8252" svg:viewBox="0 0 1001 8253">
          <text:p/>
        </draw:connector>
        <draw:connector draw:style-name="gr5" draw:text-style-name="P8" draw:layer="layout" svg:x1="21.4cm" svg:y1="20.453cm" svg:x2="27.8cm" svg:y2="5.046cm" draw:start-shape="id13" draw:start-glue-point="1" draw:end-shape="id9" draw:end-glue-point="1" svg:d="M21400 20453h6901v-15407h-501" svg:viewBox="0 0 6902 15408">
          <text:p/>
        </draw:connector>
        <draw:connector draw:style-name="gr5" draw:text-style-name="P8" draw:layer="layout" draw:line-skew="0.3cm" svg:x1="21.5cm" svg:y1="16.85cm" svg:x2="23.359cm" svg:y2="12.649cm" draw:start-shape="id14" draw:start-glue-point="1" draw:end-shape="id15" svg:d="M21500 16850h1230v-4201h629" svg:viewBox="0 0 1860 4202">
          <text:p/>
        </draw:connector>
        <draw:connector draw:style-name="gr6" draw:text-style-name="P1" draw:layer="layout" draw:line-skew="0.35cm" svg:x1="21.4cm" svg:y1="19.45cm" svg:x2="23.359cm" svg:y2="12.649cm" draw:start-shape="id16" draw:start-glue-point="1" draw:end-shape="id15" draw:end-glue-point="3" svg:d="M21400 19450h1330v-6801h629" svg:viewBox="0 0 1960 6802">
          <text:p/>
        </draw:connector>
        <draw:connector draw:style-name="gr5" draw:text-style-name="P8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8" draw:layer="layout" svg:x1="6.7cm" svg:y1="8.25cm" svg:x2="10.923cm" svg:y2="16.031cm" draw:start-shape="id19" draw:start-glue-point="1" draw:end-shape="id20" draw:end-glue-point="3" svg:d="M6700 8250h2112v7781h2111" svg:viewBox="0 0 4224 7782">
          <text:p/>
        </draw:connector>
        <draw:connector draw:style-name="gr5" draw:text-style-name="P8" draw:layer="layout" draw:line-skew="-0.9cm" svg:x1="6.7cm" svg:y1="8.75cm" svg:x2="10.898cm" svg:y2="18.105cm" draw:start-shape="id21" draw:start-glue-point="1" draw:end-shape="id22" draw:end-glue-point="3" svg:d="M6700 8750h1199v9355h2999" svg:viewBox="0 0 4199 9356">
          <text:p/>
        </draw:connector>
        <draw:connector draw:style-name="gr6" draw:text-style-name="P1" draw:layer="layout" draw:line-skew="0.344cm" svg:x1="6.7cm" svg:y1="9.25cm" svg:x2="7.911cm" svg:y2="9.282cm" draw:start-shape="id23" draw:start-glue-point="1" svg:d="M6700 9250h1200v32h11" svg:viewBox="0 0 1212 33">
          <text:p/>
        </draw:connector>
        <draw:connector draw:style-name="gr6" draw:text-style-name="P1" draw:layer="layout" draw:line-skew="0.355cm" svg:x1="6.7cm" svg:y1="9.75cm" svg:x2="7.888cm" svg:y2="10.071cm" draw:start-shape="id24" draw:start-glue-point="1" svg:d="M6700 9750h1200v321h-12" svg:viewBox="0 0 1201 322">
          <text:p/>
        </draw:connector>
        <draw:connector draw:style-name="gr6" draw:text-style-name="P1" draw:layer="layout" draw:line-skew="0.357cm" svg:x1="6.7cm" svg:y1="10.95cm" svg:x2="7.885cm" svg:y2="11.298cm" draw:start-shape="id25" draw:start-glue-point="1" svg:d="M6700 10950h1200v348h-15" svg:viewBox="0 0 1201 349">
          <text:p/>
        </draw:connector>
        <draw:connector draw:style-name="gr6" draw:text-style-name="P1" draw:layer="layout" draw:line-skew="0.344cm" svg:x1="6.7cm" svg:y1="11.45cm" svg:x2="7.911cm" svg:y2="11.748cm" draw:start-shape="id26" draw:start-glue-point="1" svg:d="M6700 11450h1200v298h11" svg:viewBox="0 0 1212 299">
          <text:p/>
        </draw:connector>
        <draw:connector draw:style-name="gr6" draw:text-style-name="P1" draw:layer="layout" draw:line-skew="0.355cm" svg:x1="6.7cm" svg:y1="11.95cm" svg:x2="7.888cm" svg:y2="12.337cm" draw:start-shape="id27" draw:start-glue-point="1" svg:d="M6700 11950h1200v387h-12" svg:viewBox="0 0 1201 388">
          <text:p/>
        </draw:connector>
        <draw:connector draw:style-name="gr5" draw:text-style-name="P8" draw:layer="layout" draw:line-skew="0.9cm" svg:x1="6.7cm" svg:y1="6.05cm" svg:x2="10.9cm" svg:y2="6.053cm" draw:start-shape="id28" draw:start-glue-point="1" draw:end-shape="id29" svg:d="M6700 6050h3000v3h1200" svg:viewBox="0 0 4201 4">
          <text:p/>
        </draw:connector>
        <draw:frame draw:style-name="gr1" draw:text-style-name="P2" xml:id="id29" draw:id="id29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3" xml:id="id7" draw:id="id7" draw:layer="layout" svg:width="4.5cm" svg:height="0.5cm" svg:x="10.9cm" svg:y="6.906cm">
            <draw:text-box>
              <text:p text:style-name="P1"><text:span text:style-name="T2">Server address</text:span></text:p>
            </draw:text-box>
          </draw:frame>
          <draw:frame draw:style-name="gr2" draw:text-style-name="P3" draw:layer="layout" svg:width="4.5cm" svg:height="0.5cm" svg:x="10.9cm" svg:y="7.406cm">
            <draw:text-box>
              <text:p text:style-name="P1"><text:span text:style-name="T2">Server port</text:span></text:p>
            </draw:text-box>
          </draw:frame>
          <draw:frame draw:style-name="gr2" draw:text-style-name="P3" draw:layer="layout" svg:width="4.5cm" svg:height="0.5cm" svg:x="10.9cm" svg:y="7.906cm">
            <draw:text-box>
              <text:p text:style-name="P1"><text:span text:style-name="T2">Transport flags</text:span></text:p>
            </draw:text-box>
          </draw:frame>
        </draw:g>
        <draw:frame draw:style-name="gr2" draw:text-style-name="P3" draw:layer="layout" svg:width="4.5cm" svg:height="0.5cm" svg:x="10.9cm" svg:y="8.404cm">
          <draw:text-box>
            <text:p text:style-name="P1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1"><text:span text:style-name="T3"><text:s/></text:span><text:span text:style-name="T3">QR DNS 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6-10-26T13:53:51.543609000</dc:date>
    <meta:editing-duration>PT4H44M35S</meta:editing-duration>
    <meta:editing-cycles>41</meta:editing-cycles>
    <meta:generator>LibreOffice/5.1.1.3$MacOSX_X86_64 LibreOffice_project/89f508ef3ecebd2cfb8e1def0f0ba9a803b88a6d</meta:generator>
    <meta:document-statistic meta:object-count="78"/>
  </office:meta>
</office:document-meta>
</file>